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normal" officeooo:rsid="0018f2b5" officeooo:paragraph-rsid="0018f2b5" style:font-weight-asian="normal" style:font-weight-complex="normal"/>
    </style:style>
    <style:style style:name="P2" style:family="paragraph" style:parent-style-name="Standard">
      <style:text-properties style:text-underline-style="solid" style:text-underline-width="auto" style:text-underline-color="font-color" fo:font-weight="normal" officeooo:rsid="002853b5" officeooo:paragraph-rsid="00287b50" style:font-weight-asian="normal" style:font-weight-complex="normal"/>
    </style:style>
    <style:style style:name="P3" style:family="paragraph" style:parent-style-name="Standard">
      <style:text-properties style:text-underline-style="none" fo:font-weight="normal" officeooo:rsid="0018f2b5" officeooo:paragraph-rsid="0018f2b5" style:font-weight-asian="normal" style:font-weight-complex="normal"/>
    </style:style>
    <style:style style:name="P4" style:family="paragraph" style:parent-style-name="Standard">
      <style:text-properties style:text-underline-style="none" fo:font-weight="normal" officeooo:rsid="0018f2b5" officeooo:paragraph-rsid="00287b50" style:font-weight-asian="normal" style:font-weight-complex="normal"/>
    </style:style>
    <style:style style:name="P5" style:family="paragraph" style:parent-style-name="Standard">
      <style:text-properties style:text-underline-style="none" fo:font-weight="normal" officeooo:rsid="001dab1f" officeooo:paragraph-rsid="001dab1f" style:font-weight-asian="normal" style:font-weight-complex="normal"/>
    </style:style>
    <style:style style:name="P6" style:family="paragraph" style:parent-style-name="Standard">
      <style:text-properties style:text-underline-style="none" fo:font-weight="normal" officeooo:rsid="001dab1f" officeooo:paragraph-rsid="00287b50" style:font-weight-asian="normal" style:font-weight-complex="normal"/>
    </style:style>
    <style:style style:name="P7" style:family="paragraph" style:parent-style-name="Standard">
      <style:text-properties style:text-underline-style="none" fo:font-weight="normal" officeooo:rsid="00824258" officeooo:paragraph-rsid="00824258" fo:background-color="#fff200" style:font-weight-asian="normal" style:font-weight-complex="normal"/>
    </style:style>
    <style:style style:name="P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94cd8" officeooo:paragraph-rsid="00194cd8"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style:text-underline-style="solid" style:text-underline-width="auto" style:text-underline-color="font-color" fo:font-weight="bold" officeooo:rsid="008bd567" officeooo:paragraph-rsid="008bd567"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5pt" style:text-underline-style="none" fo:font-weight="normal" officeooo:rsid="002df5cf" officeooo:paragraph-rsid="002df5cf"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style:text-underline-style="none" fo:font-weight="normal" officeooo:rsid="002c3836" officeooo:paragraph-rsid="002c3836"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f285c" officeooo:paragraph-rsid="002f285c"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0de48" officeooo:paragraph-rsid="0030de48"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634821" officeooo:paragraph-rsid="0076b62f"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officeooo:rsid="007732d7" officeooo:paragraph-rsid="007732d7"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bold" officeooo:rsid="002261dc" officeooo:paragraph-rsid="002261dc"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4d55" officeooo:paragraph-rsid="001a4d5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4d55" officeooo:paragraph-rsid="008a33e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f285c" officeooo:paragraph-rsid="002f285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9a0f3" officeooo:paragraph-rsid="0039a0f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6a47a" officeooo:paragraph-rsid="0030de4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a33e1" officeooo:paragraph-rsid="008a33e1"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bold" officeooo:rsid="0030de48" officeooo:paragraph-rsid="0030de48"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none" fo:font-weight="bold" officeooo:rsid="00634821" officeooo:paragraph-rsid="0076b62f"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none" fo:font-weight="normal" officeooo:rsid="001a4d55" officeooo:paragraph-rsid="002853b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a4d55" officeooo:paragraph-rsid="001a4d5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a4d55" officeooo:paragraph-rsid="008a33e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6a47a" officeooo:paragraph-rsid="0030de4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70dbc0" officeooo:paragraph-rsid="0076b62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c3836" officeooo:paragraph-rsid="002c383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30430" officeooo:paragraph-rsid="008a33e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8bd567" officeooo:paragraph-rsid="008bd56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94cd8" officeooo:paragraph-rsid="00194cd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b7be0" officeooo:paragraph-rsid="003b7be0"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b7be0" officeooo:paragraph-rsid="004d31e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3b7be0" officeooo:paragraph-rsid="004dd1e8"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3b7be0" officeooo:paragraph-rsid="005f13c8"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4c05d" officeooo:paragraph-rsid="00862338"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5c3658" officeooo:paragraph-rsid="0054c05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5c3658" officeooo:paragraph-rsid="005c3658"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3bc9dc" officeooo:paragraph-rsid="004d31ea"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55d6f0" officeooo:paragraph-rsid="00862338"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2770ae" officeooo:paragraph-rsid="002770a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2770ae" officeooo:paragraph-rsid="009a4d5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8bd567" officeooo:paragraph-rsid="0094a3c1"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94a3c1" officeooo:paragraph-rsid="0094a3c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985612" officeooo:paragraph-rsid="009a4d5b"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9f2fdb" officeooo:paragraph-rsid="009f2fdb" style:font-size-asian="12pt" style:font-weight-asian="normal" style:font-size-complex="12pt" style:font-weight-complex="normal"/>
    </style:style>
    <style:style style:name="P49" style:family="paragraph" style:parent-style-name="Standard">
      <style:paragraph-properties fo:text-align="center" style:justify-single-word="false" fo:break-before="page"/>
      <style:text-properties fo:font-size="15pt" style:text-underline-style="solid" style:text-underline-width="auto" style:text-underline-color="font-color" fo:font-weight="bold" officeooo:rsid="0018f2b5" officeooo:paragraph-rsid="0018f2b5" style:font-size-asian="15pt" style:font-weight-asian="bold" style:font-size-complex="15pt" style:font-weight-complex="bold"/>
    </style:style>
    <style:style style:name="P50" style:family="paragraph" style:parent-style-name="Standard">
      <style:paragraph-properties fo:text-align="center" style:justify-single-word="false" fo:break-before="page"/>
      <style:text-properties fo:font-size="15pt" style:text-underline-style="solid" style:text-underline-width="auto" style:text-underline-color="font-color" fo:font-weight="bold" officeooo:rsid="002c3836" officeooo:paragraph-rsid="002c3836" style:font-size-asian="15pt" style:font-weight-asian="bold" style:font-size-complex="15pt" style:font-weight-complex="bold"/>
    </style:style>
    <style:style style:name="P51" style:family="paragraph" style:parent-style-name="Standard">
      <style:paragraph-properties fo:text-align="center" style:justify-single-word="false" fo:break-before="page"/>
      <style:text-properties fo:font-size="15pt" style:text-underline-style="solid" style:text-underline-width="auto" style:text-underline-color="font-color" fo:font-weight="bold" officeooo:rsid="002df5cf" officeooo:paragraph-rsid="002df5cf" style:font-size-asian="15pt" style:font-weight-asian="bold" style:font-size-complex="15pt" style:font-weight-complex="bold"/>
    </style:style>
    <style:style style:name="P52" style:family="paragraph" style:parent-style-name="Standard">
      <style:paragraph-properties fo:text-align="center" style:justify-single-word="false" fo:break-before="page"/>
      <style:text-properties fo:font-size="15pt" style:text-underline-style="solid" style:text-underline-width="auto" style:text-underline-color="font-color" fo:font-weight="bold" officeooo:rsid="008bd567" officeooo:paragraph-rsid="008bd567" style:font-size-asian="15pt" style:font-weight-asian="bold" style:font-size-complex="15pt" style:font-weight-complex="bold"/>
    </style:style>
    <style:style style:name="P53" style:family="paragraph" style:parent-style-name="Standard">
      <style:paragraph-properties fo:text-align="start" style:justify-single-word="false"/>
      <style:text-properties fo:font-size="12pt" style:text-underline-style="none" fo:font-weight="normal" officeooo:rsid="008a33e1" officeooo:paragraph-rsid="008a33e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7e68b1" officeooo:paragraph-rsid="007732d7" fo:background-color="#fff200"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8bd567" officeooo:paragraph-rsid="008bd56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a3ff05" officeooo:paragraph-rsid="00a3ff05"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790f12" style:font-weight-asian="normal" style:font-weight-complex="normal"/>
    </style:style>
    <style:style style:name="T4" style:family="text">
      <style:text-properties style:text-underline-style="none" fo:font-weight="normal" officeooo:rsid="007a1e96" style:font-weight-asian="normal" style:font-weight-complex="normal"/>
    </style:style>
    <style:style style:name="T5" style:family="text">
      <style:text-properties style:text-underline-style="none" fo:font-weight="normal" officeooo:rsid="007aa737" style:font-weight-asian="normal" style:font-weight-complex="normal"/>
    </style:style>
    <style:style style:name="T6" style:family="text">
      <style:text-properties style:text-underline-style="none" fo:font-weight="normal" officeooo:rsid="007ab91b" style:font-weight-asian="normal" style:font-weight-complex="normal"/>
    </style:style>
    <style:style style:name="T7" style:family="text">
      <style:text-properties style:text-underline-style="none" fo:font-weight="normal" officeooo:rsid="007b397f" style:font-weight-asian="normal" style:font-weight-complex="normal"/>
    </style:style>
    <style:style style:name="T8" style:family="text">
      <style:text-properties style:text-underline-style="none" fo:font-weight="normal" officeooo:rsid="007d273f" style:font-weight-asian="normal" style:font-weight-complex="normal"/>
    </style:style>
    <style:style style:name="T9" style:family="text">
      <style:text-properties style:text-underline-style="none" fo:font-weight="normal" officeooo:rsid="007e68b1" style:font-weight-asian="normal" style:font-weight-complex="normal"/>
    </style:style>
    <style:style style:name="T10" style:family="text">
      <style:text-properties style:text-underline-style="none" fo:font-weight="normal" officeooo:rsid="007e68b1" fo:background-color="#fff200" loext:char-shading-value="0" style:font-weight-asian="normal" style:font-weight-complex="normal"/>
    </style:style>
    <style:style style:name="T11" style:family="text">
      <style:text-properties style:text-underline-style="none" fo:font-weight="normal" officeooo:rsid="007f5c6d" fo:background-color="#fff200" loext:char-shading-value="0" style:font-weight-asian="normal" style:font-weight-complex="normal"/>
    </style:style>
    <style:style style:name="T12" style:family="text">
      <style:text-properties officeooo:rsid="001c0d9d"/>
    </style:style>
    <style:style style:name="T13" style:family="text">
      <style:text-properties officeooo:rsid="001f0db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53a2a4"/>
    </style:style>
    <style:style style:name="T16" style:family="text">
      <style:text-properties style:text-underline-style="solid" style:text-underline-width="auto" style:text-underline-color="font-color" officeooo:rsid="006047f1"/>
    </style:style>
    <style:style style:name="T17" style:family="text">
      <style:text-properties style:text-underline-style="solid" style:text-underline-width="auto" style:text-underline-color="font-color" officeooo:rsid="006047f1" fo:background-color="#fff200" loext:char-shading-value="0"/>
    </style:style>
    <style:style style:name="T18" style:family="text">
      <style:text-properties fo:font-weight="normal" style:font-weight-asian="normal" style:font-weight-complex="normal"/>
    </style:style>
    <style:style style:name="T19" style:family="text">
      <style:text-properties fo:font-weight="normal" officeooo:rsid="00327ce9" style:font-weight-asian="normal" style:font-weight-complex="normal"/>
    </style:style>
    <style:style style:name="T20" style:family="text">
      <style:text-properties fo:font-weight="normal" officeooo:rsid="00328be0" style:font-weight-asian="normal" style:font-weight-complex="normal"/>
    </style:style>
    <style:style style:name="T21" style:family="text">
      <style:text-properties fo:font-weight="normal" officeooo:rsid="0033043b" style:font-weight-asian="normal" style:font-weight-complex="normal"/>
    </style:style>
    <style:style style:name="T22" style:family="text">
      <style:text-properties fo:font-weight="normal" officeooo:rsid="0034aa9b" style:font-weight-asian="normal" style:font-weight-complex="normal"/>
    </style:style>
    <style:style style:name="T23" style:family="text">
      <style:text-properties fo:font-weight="normal" officeooo:rsid="0035c464" style:font-weight-asian="normal" style:font-weight-complex="normal"/>
    </style:style>
    <style:style style:name="T24" style:family="text">
      <style:text-properties fo:font-weight="normal" officeooo:rsid="0036a47a" style:font-weight-asian="normal" style:font-weight-complex="normal"/>
    </style:style>
    <style:style style:name="T25" style:family="text">
      <style:text-properties fo:font-weight="normal" officeooo:rsid="0038ddb1" style:font-weight-asian="normal" style:font-weight-complex="normal"/>
    </style:style>
    <style:style style:name="T26" style:family="text">
      <style:text-properties fo:font-weight="normal" officeooo:rsid="00653ddb" style:font-weight-asian="normal" style:font-weight-complex="normal"/>
    </style:style>
    <style:style style:name="T27" style:family="text">
      <style:text-properties fo:font-weight="normal" officeooo:rsid="0066d77d" style:font-weight-asian="normal" style:font-weight-complex="normal"/>
    </style:style>
    <style:style style:name="T28" style:family="text">
      <style:text-properties fo:font-weight="normal" officeooo:rsid="006bf5aa" style:font-weight-asian="normal" style:font-weight-complex="normal"/>
    </style:style>
    <style:style style:name="T29" style:family="text">
      <style:text-properties fo:font-weight="normal" officeooo:rsid="006c86e4" style:font-weight-asian="normal" style:font-weight-complex="normal"/>
    </style:style>
    <style:style style:name="T30" style:family="text">
      <style:text-properties fo:font-weight="normal" officeooo:rsid="006e76f1" style:font-weight-asian="normal" style:font-weight-complex="normal"/>
    </style:style>
    <style:style style:name="T31" style:family="text">
      <style:text-properties fo:font-weight="normal" officeooo:rsid="006f3029" style:font-weight-asian="normal" style:font-weight-complex="normal"/>
    </style:style>
    <style:style style:name="T32" style:family="text">
      <style:text-properties fo:font-weight="normal" officeooo:rsid="006f7b27" style:font-weight-asian="normal" style:font-weight-complex="normal"/>
    </style:style>
    <style:style style:name="T33" style:family="text">
      <style:text-properties fo:font-weight="normal" officeooo:rsid="0070dbc0" style:font-weight-asian="normal" style:font-weight-complex="normal"/>
    </style:style>
    <style:style style:name="T34" style:family="text">
      <style:text-properties fo:font-weight="normal" officeooo:rsid="0072bead" style:font-weight-asian="normal" style:font-weight-complex="normal"/>
    </style:style>
    <style:style style:name="T35" style:family="text">
      <style:text-properties fo:font-weight="normal" officeooo:rsid="00748ee2" style:font-weight-asian="normal" style:font-weight-complex="normal"/>
    </style:style>
    <style:style style:name="T36" style:family="text">
      <style:text-properties fo:font-weight="normal" officeooo:rsid="0076b62f" style:font-weight-asian="normal" style:font-weight-complex="normal"/>
    </style:style>
    <style:style style:name="T37" style:family="text">
      <style:text-properties fo:font-weight="normal" fo:background-color="#fff200" loext:char-shading-value="0" style:font-weight-asian="normal" style:font-weight-complex="normal"/>
    </style:style>
    <style:style style:name="T38" style:family="text">
      <style:text-properties fo:font-weight="normal" officeooo:rsid="00748ee2" fo:background-color="#fff200" loext:char-shading-value="0" style:font-weight-asian="normal" style:font-weight-complex="normal"/>
    </style:style>
    <style:style style:name="T39" style:family="text">
      <style:text-properties fo:font-weight="normal" officeooo:rsid="0070dbc0" fo:background-color="#fff200" loext:char-shading-value="0" style:font-weight-asian="normal" style:font-weight-complex="normal"/>
    </style:style>
    <style:style style:name="T40" style:family="text">
      <style:text-properties fo:font-weight="normal" officeooo:rsid="0036a47a" fo:background-color="#fff200" loext:char-shading-value="0" style:font-weight-asian="normal" style:font-weight-complex="normal"/>
    </style:style>
    <style:style style:name="T41" style:family="text">
      <style:text-properties officeooo:rsid="00230430"/>
    </style:style>
    <style:style style:name="T42" style:family="text">
      <style:text-properties officeooo:rsid="003bc9dc"/>
    </style:style>
    <style:style style:name="T43" style:family="text">
      <style:text-properties officeooo:rsid="003e7b83"/>
    </style:style>
    <style:style style:name="T44" style:family="text">
      <style:text-properties officeooo:rsid="0055d6f0"/>
    </style:style>
    <style:style style:name="T45" style:family="text">
      <style:text-properties officeooo:rsid="005c7229"/>
    </style:style>
    <style:style style:name="T46" style:family="text">
      <style:text-properties officeooo:rsid="00844fcd"/>
    </style:style>
    <style:style style:name="T47" style:family="text">
      <style:text-properties fo:color="#ce181e" officeooo:rsid="003e7b83"/>
    </style:style>
    <style:style style:name="T48" style:family="text">
      <style:text-properties fo:color="#ce181e" officeooo:rsid="00844fcd"/>
    </style:style>
    <style:style style:name="T49" style:family="text">
      <style:text-properties officeooo:rsid="008a33e1"/>
    </style:style>
    <style:style style:name="T50" style:family="text">
      <style:text-properties officeooo:rsid="008dc7e8"/>
    </style:style>
    <style:style style:name="T51" style:family="text">
      <style:text-properties officeooo:rsid="009182a9"/>
    </style:style>
    <style:style style:name="T52" style:family="text">
      <style:text-properties officeooo:rsid="0094a3c1"/>
    </style:style>
    <style:style style:name="T53" style:family="text">
      <style:text-properties officeooo:rsid="0095fab3"/>
    </style:style>
    <style:style style:name="T54" style:family="text">
      <style:text-properties officeooo:rsid="009a4d5b"/>
    </style:style>
    <style:style style:name="T55" style:family="text">
      <style:text-properties officeooo:rsid="00a026ff"/>
    </style:style>
    <style:style style:name="T56" style:family="text">
      <style:text-properties fo:color="#ff3333" style:text-underline-style="solid" style:text-underline-width="auto" style:text-underline-color="font-color" officeooo:rsid="00a026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cénario</text:p>
      <text:p text:style-name="P18"/>
      <text:p text:style-name="P31">Le héros sort d’une école de dresseur et devient assistant du professeur de la région, qui l’envoie explorer pour compléter le pokedex avec les données locales. </text:p>
      <text:p text:style-name="P27"/>
      <text:p text:style-name="P17"><text:span text:style-name="T49">Version I </text:span>:</text:p>
      <text:p text:style-name="P26"/>
      <text:p text:style-name="P25"><text:span text:style-name="T41">Il rencontre au cours de son voyage u</text:span>ne équipe de <text:span text:style-name="T12">vilains cherchant à créer l’humain amélioré en lui donnant les capacités de pokemons, réveillant pour cela un pokemon légendaire.</text:span></text:p>
      <text:p text:style-name="P43"/>
      <text:p text:style-name="P43"/>
      <text:p text:style-name="P22">Version II :<text:span text:style-name="T1"> (la mieux)</text:span></text:p>
      <text:p text:style-name="P53"/>
      <text:p text:style-name="P53">Il rencontre au cours de son voyage une association qui lutte contre l’utilisation des pokemons en combat. Son but est de réveiller un pokemon légendaire contrôlant les esprits pour leur permettre de réaliser leurs objectifs et de stopper la ligue. </text:p>
      <text:p text:style-name="P53"/>
      <text:p text:style-name="P45">Le héro aura plusieurs choix <text:span text:style-name="T54">de « factions »</text:span> tout au long de l’aventure : </text:p>
      <text:p text:style-name="P45"><text:span text:style-name="T52">- </text:span>rester du côté de s<text:span text:style-name="T52">on rival et du professeur, affronter l’association et l’empêcher de réveiller le pokemon légendaire.</text:span></text:p>
      <text:p text:style-name="P46">- rejoindre l’Association <text:span text:style-name="T53">pour lutter contre les forces locales et réveiller le légendaire pour accéder à la ligue de force pour changer les lois locales.</text:span></text:p>
      <text:p text:style-name="P48">- Jouer solo et utiliser le légendaire pour accéder au maître de la ligue <text:span text:style-name="T55">et </text:span><text:span text:style-name="T56">????</text:span></text:p>
      <text:p text:style-name="P44"/>
      <text:p text:style-name="P47">La ligue, ici, dirige les forces « armées » locales. <text:span text:style-name="T54">Elle est un peu la responsable politique. Elle sera inaccessible si on est du côté du prof car on devra arrêter l’Association avec elle et la milice bloquera la voie si l’on est seul ou du côté de l’Association.</text:span></text:p>
      <text:p text:style-name="P44"/>
      <text:p text:style-name="P33"/>
      <text:p text:style-name="P16">Plan complet</text:p>
      <text:p text:style-name="P33"/>
      <text:p text:style-name="P34">- <text:span text:style-name="T14">Commencement de l’aventure</text:span></text:p>
      <text:p text:style-name="P34"/>
      <text:p text:style-name="P35">L’aventure commence dans une salle de classe. L<text:span text:style-name="T43">a </text:span>professeur<text:span text:style-name="T43">e </text:span><text:span text:style-name="T47">(?)</text:span><text:span text:style-name="T43"> </text:span>vous explique que <text:span text:style-name="T42">vous avez atteint la fin de votre formation et que vous assisterez à la remise des diplômes le lendemain, avant d’être attribués aux régions respectives. Vous disposez d’un temps libre à l’école, pour explorer les environs, avant de rejoindre votre chambre. Le lendemain, vous recevez votre pokemon principal en plus de votre diplôme. Une fois sorti du bâtiment, il vous arrête et vous lance votre premier défi. </text:span></text:p>
      <text:p text:style-name="P35"/>
      <text:p text:style-name="P41">Une fois battu, vous rejoignez le laboratoire du professeur, qui vous briefe sur la région et vous demande de compléter le pokedex pour lui. Il vous envoie pour commencer à la Ferme Crèmeuh pour y recueillir des données sur le pokemon Écrémeuh.</text:p>
      <text:p text:style-name="P35"/>
      <text:p text:style-name="P35"/>
      <text:p text:style-name="P36">- <text:span text:style-name="T15">Ferme Crèmeuh</text:span></text:p>
      <text:p text:style-name="P36"/>
      <text:p text:style-name="P38">Une fois arrivé sur place, vous rencontrez une bande de voyous <text:span text:style-name="T46">aux cheveux verts </text:span><text:span text:style-name="T48">(des vegans?)</text:span><text:span text:style-name="T46"> </text:span>qui agressent le propriétaire de la ferme. Sous prétexte d’agir pour le bien des pokemons et d’empêcher leur exploitation, ils tentent de s’approprier <text:span text:style-name="T44">ceux de la ferme. </text:span></text:p>
      <text:p text:style-name="P42">Après un combat contre deux sbires et leur chef, ils partent sans demander leur reste. La police arrive peu après sur les lieux et le propriétaire vous remercie pour ce que vous avez fait. Il vous <text:soft-page-break/>indique les caractéristiques principales de ses pokemons, ce qui remplit l’entrée correspondante de votre pokedex.</text:p>
      <text:p text:style-name="P39"/>
      <text:p text:style-name="P40">Une <text:span text:style-name="T45">fois revenu chez le professeur, celui-ci vous envoie explorer le reste de la région et affronter les champions locaux pour découvrir toutes les espèces.</text:span></text:p>
      <text:p text:style-name="P40"/>
      <text:p text:style-name="P37"/>
      <text:p text:style-name="P37">- <text:span text:style-name="T16">Jusqu’à la </text:span><text:span text:style-name="T17">première</text:span><text:span text:style-name="T16"> arène</text:span></text:p>
      <text:p text:style-name="P37"/>
      <text:p text:style-name="P37"/>
      <text:p text:style-name="P51">Les gentils</text:p>
      <text:p text:style-name="P10"/>
      <text:p text:style-name="P12"><text:span text:style-name="T18">Prof. </text:span><text:span text:style-name="T37">…</text:span><text:span text:style-name="T18"> :</text:span></text:p>
      <text:p text:style-name="P19"/>
      <text:p text:style-name="P20"/>
      <text:p text:style-name="P19"/>
      <text:p text:style-name="P12"><text:span text:style-name="T37">…</text:span><text:span text:style-name="T18"> :</text:span></text:p>
      <text:p text:style-name="P19"/>
      <text:p text:style-name="P23"><text:span text:style-name="T18">Le premier rival. </text:span><text:span text:style-name="T23">On</text:span><text:span text:style-name="T18"> le rencontre </text:span><text:span text:style-name="T19">dans le jeu </text:span><text:span text:style-name="T18">pour la première fois à l’école des dresseurs, </text:span><text:span text:style-name="T20">où il vous affronte</text:span><text:span text:style-name="T18">. </text:span><text:span text:style-name="T21">Il n’aime pas perdre et refusera souvent de </text:span><text:span text:style-name="T22">s’</text:span><text:span text:style-name="T21">avouer </text:span><text:span text:style-name="T22">vaincu</text:span><text:span text:style-name="T21">. </text:span><text:span text:style-name="T24">Il </text:span><text:span text:style-name="T25">privilégie la force</text:span><text:span text:style-name="T24">, mais n’en néglige pas pour autant ses pokemons. </text:span><text:span text:style-name="T35">Il vous accompagnera pendant la majorité des combats en duo contre la Team </text:span><text:span text:style-name="T38">...</text:span></text:p>
      <text:p text:style-name="P28"/>
      <text:p text:style-name="P21"/>
      <text:p text:style-name="P13"><text:span text:style-name="T40">… </text:span><text:span text:style-name="T24">:</text:span></text:p>
      <text:p text:style-name="P28"/>
      <text:p text:style-name="P24"><text:span text:style-name="T24">U</text:span><text:span text:style-name="T18">ne autre rivale. Habitante de la région, vous la rencontrez par hasard en </text:span><text:span text:style-name="T26">arrivant à la </text:span><text:span text:style-name="T27">ville de la </text:span><text:span text:style-name="T26">première </text:span><text:span text:style-name="T27">arène</text:span><text:span text:style-name="T26">. </text:span><text:span text:style-name="T28">Elle vous aborde car vous semblez étranger et vous </text:span><text:span text:style-name="T29">accorde rapidement son amitié. </text:span><text:span text:style-name="T30">Peu adepte des combats, elle préfère plutôt </text:span><text:span text:style-name="T31">explorer la région et les endroits reculés </text:span><text:span text:style-name="T32">ou mystérieux</text:span><text:span text:style-name="T31">. </text:span><text:span text:style-name="T36">N</text:span><text:span text:style-name="T33">éanmoins, </text:span><text:span text:style-name="T36">i</text:span><text:span text:style-name="T33">l lui arrive </text:span><text:span text:style-name="T36">parfois </text:span><text:span text:style-name="T33">de se battre </text:span><text:span text:style-name="T34">contre vous</text:span><text:span text:style-name="T33">.</text:span></text:p>
      <text:p text:style-name="P29"/>
      <text:p text:style-name="P29"/>
      <text:p text:style-name="P29"/>
      <text:p text:style-name="P14"><text:span text:style-name="T39">… / ... </text:span><text:span text:style-name="T33">:</text:span></text:p>
      <text:p text:style-name="P29"/>
      <text:p text:style-name="P15"><text:span text:style-name="T5">Des habitants</text:span><text:span text:style-name="T2"> de la région, qui vous accompagner</text:span><text:span text:style-name="T6">ont</text:span><text:span text:style-name="T2"> pour </text:span><text:span text:style-name="T3">traverser </text:span><text:span text:style-name="T7">certaines</text:span><text:span text:style-name="T4"> zone</text:span><text:span text:style-name="T7">s</text:span><text:span text:style-name="T4"> en combat duo. </text:span><text:span text:style-name="T8">Ils</text:span><text:span text:style-name="T4"> soigner</text:span><text:span text:style-name="T8">ont</text:span><text:span text:style-name="T4"> vos pokemons après chaque combat. Après avoir fini la zone pour la première fois, vous pourrez l</text:span><text:span text:style-name="T9">es</text:span><text:span text:style-name="T4"> retrouver dans </text:span><text:span text:style-name="T11">des lieux typiques d’eux</text:span><text:span text:style-name="T10">.</text:span></text:p>
      <text:p text:style-name="P54"/>
      <text:p text:style-name="P15"/>
      <text:p text:style-name="P15"/>
      <text:p text:style-name="P15"/>
      <text:p text:style-name="P52">Idées balancées</text:p>
      <text:p text:style-name="P9"/>
      <text:p text:style-name="P32">Au moment d’aller chercher le pokemon légendaire : y a un combat dans la zone entre l’association et les forces locales.</text:p>
      <text:p text:style-name="P32">En fonction de la « faction » du héros, il aura à affronter une des deux team<text:span text:style-name="T51">s</text:span> en particulier <text:span text:style-name="T50">(ou les deux).</text:span></text:p>
      <text:p text:style-name="P32"/>
      <text:p text:style-name="P32"/>
      <text:p text:style-name="P32"/>
      <text:p text:style-name="P32"/>
      <text:p text:style-name="P56">On pourrait faire une histoire où faut récupérer des objets ? Genre des pierres/perles ? </text:p>
      <text:p text:style-name="P49">Les méchants</text:p>
      <text:p text:style-name="P3"/>
      <text:p text:style-name="P3"/>
      <text:p text:style-name="P1">Nom :</text:p>
      <text:p text:style-name="P7">Trouver un nom en relation avec « Deux ex machina » / « Matrix » / autre inspiration du genre</text:p>
      <text:p text:style-name="P1"/>
      <text:p text:style-name="P1"/>
      <text:p text:style-name="P1">Leader :</text:p>
      <text:p text:style-name="P1"/>
      <text:p text:style-name="P1"/>
      <text:p text:style-name="P1"/>
      <text:p text:style-name="P1">Commandants :</text:p>
      <text:p text:style-name="P1"/>
      <text:p text:style-name="P1"/>
      <text:p text:style-name="P1"/>
      <text:p text:style-name="P1">Objectif(s) :<text:span text:style-name="T1"> </text:span></text:p>
      <text:p text:style-name="P1"/>
      <text:p text:style-name="P5">- Team : <text:span text:style-name="T13">Améliorer l’humain pour faciliter son expansion en obtenant les capacités des pokemons.</text:span></text:p>
      <text:p text:style-name="P5"/>
      <text:p text:style-name="P6">- <text:span text:style-name="T13">Leader : S’approprier les capacités des pokemons pour instaurer un régime de la terreur et renverser les autres nations.</text:span></text:p>
      <text:p text:style-name="P4"/>
      <text:p text:style-name="P4"/>
      <text:p text:style-name="P2">Style global :</text:p>
      <text:p text:style-name="P1"/>
      <text:p text:style-name="P1"/>
      <text:p text:style-name="P50">Pokemon Légendaire</text:p>
      <text:p text:style-name="P1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21:36:38.331962047</meta:creation-date>
    <meta:generator>LibreOffice/5.2.7.2$Windows_x86 LibreOffice_project/2b7f1e640c46ceb28adf43ee075a6e8b8439ed10</meta:generator>
    <dc:date>2020-08-11T14:42:11.583000000</dc:date>
    <meta:editing-duration>PT1H33M44S</meta:editing-duration>
    <meta:editing-cycles>115</meta:editing-cycles>
    <meta:document-statistic meta:table-count="0" meta:image-count="0" meta:object-count="0" meta:page-count="6" meta:paragraph-count="42" meta:word-count="783" meta:character-count="4575" meta:non-whitespace-character-count="3827"/>
  </office:meta>
</office:document-meta>
</file>